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Times New Roman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Times New Roman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Times New Roman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Times New Roman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Times New Roman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Times New Roman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Times New Roman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Times New Roman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Times New Roman"/>
      </text:list-level-style-bullet>
    </text:list-style>
    <text:list-style style:name="LFO2">
      <text:list-level-style-bullet text:level="1" text:style-name="WW_CharLFO2LVL1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Times New Roman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Times New Roman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Times New Roman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Times New Roman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Times New Roman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Times New Roman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Times New Roman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Times New Roman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Times New Roman"/>
      </text:list-level-style-bullet>
    </text:list-style>
    <style:style style:name="P1" style:parent-style-name="Textbody" style:master-page-name="MP0" style:family="paragraph">
      <style:paragraph-properties fo:break-before="page" fo:text-align="justify" fo:margin-bottom="0in"/>
    </style:style>
    <style:style style:name="T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4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5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6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7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8" style:parent-style-name="Textbody" style:family="paragraph">
      <style:paragraph-properties fo:margin-bottom="0in"/>
    </style:style>
    <style:style style:name="T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1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12" style:parent-style-name="Textbody" style:family="paragraph">
      <style:paragraph-properties fo:margin-bottom="0in"/>
    </style:style>
    <style:style style:name="T1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1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16" style:parent-style-name="Textbody" style:family="paragraph">
      <style:paragraph-properties fo:margin-bottom="0in"/>
    </style:style>
    <style:style style:name="T1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1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2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2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22" style:parent-style-name="Textbody" style:family="paragraph">
      <style:paragraph-properties fo:margin-bottom="0in"/>
    </style:style>
    <style:style style:name="T2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4" style:parent-style-name="Textbody" style:family="paragraph">
      <style:paragraph-properties fo:margin-bottom="0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5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26" style:parent-style-name="Textbody" style:family="paragraph">
      <style:paragraph-properties fo:margin-bottom="0in"/>
    </style:style>
    <style:style style:name="T2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2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29" style:parent-style-name="Textbody" style:family="paragraph">
      <style:paragraph-properties fo:margin-bottom="0in"/>
    </style:style>
    <style:style style:name="T3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3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32" style:parent-style-name="Textbody" style:family="paragraph">
      <style:paragraph-properties fo:margin-bottom="0in"/>
    </style:style>
    <style:style style:name="T3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3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36" style:parent-style-name="Textbody" style:family="paragraph">
      <style:paragraph-properties fo:margin-bottom="0in"/>
    </style:style>
    <style:style style:name="T3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3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39" style:parent-style-name="Textbody" style:family="paragraph">
      <style:paragraph-properties fo:margin-bottom="0in"/>
    </style:style>
    <style:style style:name="T4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4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42" style:parent-style-name="Textbody" style:family="paragraph">
      <style:paragraph-properties fo:margin-bottom="0in"/>
    </style:style>
    <style:style style:name="T4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4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4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46" style:parent-style-name="Textbody" style:family="paragraph">
      <style:paragraph-properties fo:margin-bottom="0in"/>
    </style:style>
    <style:style style:name="T4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4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49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50" style:parent-style-name="Textbody" style:list-style-name="LFO1" style:family="paragraph">
      <style:paragraph-properties fo:margin-bottom="0in" fo:margin-left="0.25in" fo:text-indent="0in">
        <style:tab-stops/>
      </style:paragraph-properties>
      <style:text-properties style:font-name="Times New Roman" fo:font-size="14pt" style:font-size-asian="14pt" style:font-size-complex="14pt" fo:language="ru" fo:country="RU"/>
    </style:style>
    <style:style style:name="P51" style:parent-style-name="Textbody" style:list-style-name="LFO1" style:family="paragraph">
      <style:paragraph-properties fo:margin-bottom="0in" fo:margin-left="0.25in" fo:text-indent="0in">
        <style:tab-stops/>
      </style:paragraph-properties>
      <style:text-properties style:font-name="Times New Roman" fo:font-size="14pt" style:font-size-asian="14pt" style:font-size-complex="14pt" fo:language="ru" fo:country="RU"/>
    </style:style>
    <style:style style:name="P52" style:parent-style-name="Textbody" style:family="paragraph">
      <style:paragraph-properties fo:margin-bottom="0in"/>
    </style:style>
    <style:style style:name="T5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5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55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56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57" style:parent-style-name="Textbody" style:list-style-name="LFO2" style:family="paragraph">
      <style:paragraph-properties fo:margin-bottom="0in" fo:margin-left="0.25in" fo:text-indent="0in">
        <style:tab-stops/>
      </style:paragraph-properties>
      <style:text-properties style:font-name="Times New Roman" fo:font-size="14pt" style:font-size-asian="14pt" style:font-size-complex="14pt" fo:language="ru" fo:country="RU"/>
    </style:style>
    <style:style style:name="P58" style:parent-style-name="Textbody" style:list-style-name="LFO2" style:family="paragraph">
      <style:paragraph-properties fo:margin-bottom="0in" fo:margin-left="0.25in" fo:text-indent="0in">
        <style:tab-stops/>
      </style:paragraph-properties>
      <style:text-properties style:font-name="Times New Roman" fo:font-size="14pt" style:font-size-asian="14pt" style:font-size-complex="14pt" fo:language="ru" fo:country="RU"/>
    </style:style>
    <style:style style:name="P59" style:parent-style-name="Textbody" style:list-style-name="LFO2" style:family="paragraph">
      <style:paragraph-properties fo:margin-bottom="0in" fo:margin-left="0.25in" fo:text-indent="0in">
        <style:tab-stops/>
      </style:paragraph-properties>
      <style:text-properties style:font-name="Times New Roman" fo:font-size="14pt" style:font-size-asian="14pt" style:font-size-complex="14pt" fo:language="ru" fo:country="RU"/>
    </style:style>
    <style:style style:name="P60" style:parent-style-name="Textbody" style:list-style-name="LFO2" style:family="paragraph">
      <style:paragraph-properties fo:margin-bottom="0in" fo:margin-left="0.25in" fo:text-indent="0in">
        <style:tab-stops/>
      </style:paragraph-properties>
    </style:style>
    <style:style style:name="T6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6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64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65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66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67" style:parent-style-name="Textbody" style:family="paragraph">
      <style:paragraph-properties fo:margin-bottom="0in"/>
    </style:style>
    <style:style style:name="T6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6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7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7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7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73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74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75" style:parent-style-name="Textbody" style:family="paragraph">
      <style:paragraph-properties fo:margin-bottom="0in"/>
    </style:style>
    <style:style style:name="T7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7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7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79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80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81" style:parent-style-name="Textbody" style:family="paragraph">
      <style:paragraph-properties fo:margin-bottom="0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82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83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84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85" style:parent-style-name="Textbody" style:family="paragraph">
      <style:paragraph-properties fo:margin-bottom="0in"/>
      <style:text-properties style:font-name="Times New Roman" fo:font-size="14pt" style:font-size-asian="14pt" style:font-size-complex="14pt" fo:language="ru" fo:country="RU"/>
    </style:style>
    <style:style style:name="P86" style:parent-style-name="Textbody" style:family="paragraph">
      <style:paragraph-properties fo:margin-bottom="0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87" style:parent-style-name="Textbody" style:family="paragraph">
      <style:paragraph-properties fo:margin-bottom="0in"/>
    </style:style>
    <style:style style:name="T8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89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 fo:language="ru" fo:country="RU"/>
    </style:style>
    <style:style style:name="T9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91" style:parent-style-name="Textbody" style:family="paragraph">
      <style:paragraph-properties fo:margin-bottom="0in"/>
    </style:style>
    <style:style style:name="T9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9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94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 fo:language="ru" fo:country="RU"/>
    </style:style>
    <style:style style:name="T9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96" style:parent-style-name="Textbody" style:family="paragraph">
      <style:paragraph-properties fo:margin-bottom="0in"/>
    </style:style>
    <style:style style:name="T9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9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00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 fo:language="ru" fo:country="RU"/>
    </style:style>
    <style:style style:name="P101" style:parent-style-name="Textbody" style:family="paragraph">
      <style:paragraph-properties fo:margin-bottom="0in"/>
    </style:style>
    <style:style style:name="T10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3" style:parent-style-name="Textbody" style:family="paragraph">
      <style:paragraph-properties fo:margin-bottom="0in"/>
    </style:style>
    <style:style style:name="T10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5" style:parent-style-name="Textbody" style:family="paragraph">
      <style:paragraph-properties fo:margin-bottom="0in"/>
    </style:style>
    <style:style style:name="T10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7" style:parent-style-name="Standard" style:family="paragraph">
      <style:text-properties style:font-name="Times New Roman" fo:font-size="14pt" style:font-size-asian="14pt" style:font-size-complex="14pt" fo:language="ru" fo:country="RU"/>
    </style:style>
  </office:automatic-styles>
  <office:body>
    <office:text text:use-soft-page-breaks="true">
      <text:p text:style-name="P1"><text:span text:style-name="T2"><text:s text:c="38"/></text:span><text:span text:style-name="T3">ДОГОВОР ОБ УЧРЕЖДЕНИИ </text:span></text:p>
      <text:p text:style-name="P4"><text:s text:c="11"/>общества с ограниченной ответственностью "ЛУНА" </text:p>
      <text:p text:style-name="P5">г. Москва<text:s/><text:s text:c="78"/>28.10. 2022 г. </text:p>
      <text:p text:style-name="P6"/>
      <text:p text:style-name="P7">Граждане: </text:p>
      <text:p text:style-name="P8"><text:span text:style-name="T9">Шкельдина Софья Вадимовна,</text:span><text:span text:style-name="T10"><text:s/>дата рождения 05.04.2006, место рождения г. Сумы, паспорт 35 09 441537, выдан ГУ МВД по г. Москве 09.06.2020, код подраздел</text:span><text:span text:style-name="T11">ения 770-063, ИНН662497612581, адрес проживания: г. Москва, Кунцевская улица, д.8, кв. 32; </text:span></text:p>
      <text:p text:style-name="P12"><text:span text:style-name="T13">Райляну Богдан Юрьевич,</text:span><text:span text:style-name="T14"><text:s/>дата рождения 04.08.2006, место рождения г. Москва, паспорт 74 29 123456, выдан  ГУ МВД России по московской области 25.09.2020, код подразд</text:span><text:span text:style-name="T15">еления 200-400, ИНН 337744556655, адрес проживания: г. Москва, Славянский бульвар, 34Б, кв. 64; </text:span></text:p>
      <text:p text:style-name="P16"><text:span text:style-name="T17">Комаров Артём Дмитриевич,</text:span><text:span text:style-name="T18"><text:s/>дата рождения 10.11.2005, место рождения г. Москва, паспорт 45 08 337111. выдан ГУ МВД России по району Арбат г. Москвы 10.12.2020, к</text:span><text:span text:style-name="T19">од подразделения 772-011, ИНН 987124567345, адрес проживания: г. Москва, ул. Новый Арбат, д. 21, кв.1, именуемые в дальнейшем "</text:span><text:span text:style-name="T20">Учредители</text:span><text:span text:style-name="T21">", заключили настоящий договор о создании общества с ограниченной ответственностью. </text:span></text:p>
      <text:p text:style-name="P22"><text:span text:style-name="T23"> </text:span></text:p>
      <text:p text:style-name="P24">1. УЧРЕЖДАЕМОЕ ОБЩЕСТВО </text:p>
      <text:p text:style-name="P25">1.1. По<text:s/>настоящему договору Учредители обязуются создать в соответствии с Гражданским кодексом Российской Федерации и Федеральным законом от 08.02.1998 N 14-ФЗ "Об обществах с ограниченной ответственностью" и на условиях, определенных настоящим договором, общество с ограниченной ответственностью: </text:p>
      <text:p text:style-name="P26"><text:span text:style-name="T27">Полное фирменное наименование на русском языке:<text:s/></text:span><text:span text:style-name="T28">общество с ограниченной ответственностью "ЛУНА". </text:span></text:p>
      <text:p text:style-name="P29"><text:span text:style-name="T30">Сокращенное фирменное наименование на русском языке:</text:span><text:span text:style-name="T31"><text:s/>ООО "ЛУНА". </text:span></text:p>
      <text:p text:style-name="P32"><text:span text:style-name="T33">Полное фирменное наименование на английском языке:<text:s/></text:span><text:span text:style-name="T34">Moon </text:span><text:span text:style-name="T35">limited liability company. </text:span></text:p>
      <text:p text:style-name="P36"><text:span text:style-name="T37">Сокращенное фирменное наименование на английском языке:</text:span><text:span text:style-name="T38"><text:s/>Moon Llc. </text:span></text:p>
      <text:p text:style-name="P39"><text:span text:style-name="T40">Место нахождения:<text:s/></text:span><text:span text:style-name="T41">г. Москва. </text:span></text:p>
      <text:p text:style-name="P42"><text:span text:style-name="T43">Адрес в пределах места нахождения:</text:span><text:span text:style-name="T44"><text:s/>г. Москва, ул. Новый Арбат, д. 21, кв.1, являющийся местом жительства одного из учредителей ООО.</text:span><text:span text:style-name="T45"> </text:span></text:p>
      <text:p text:style-name="P46"><text:span text:style-name="T47">2. ПОРЯДОК ОСУЩЕСТВЛЕНИЯ СОВМЕСТНОЙ ДЕЯТЕЛЬНОСТИ ПО УЧРЕЖДЕНИЮ ОБЩЕСТВА</text:span><text:span text:style-name="T48"><text:s/> </text:span></text:p>
      <text:p text:style-name="P49">2.1. Учредители в целях создания общества обязуются совершать все необходимые действия, а именно: </text:p>
      <text:list text:style-name="LFO1" text:continue-numbering="true">
        <text:list-item>
          <text:p text:style-name="P50">подготовить устав ООО в срок до 15.12.2022;  </text:p>
        </text:list-item>
        <text:list-item>
          <text:p text:style-name="P51">подать документы на<text:s/>государственную регистрацию ООО в срок до 20.12.2022.  <text:line-break/> 2.2. Все расходы, связанные с осуществлением совместной деятельности по учреждению общества, Учредители несут соразмерно приобретаемым долям в уставном капитале общества в соответствии с настоящим договором. </text:p>
        </text:list-item>
      </text:list>
      <text:p text:style-name="P52"><text:span text:style-name="T53">3. РАЗМЕР УСТАВНОГО КАПИТАЛА ОБЩЕСТВА, РАЗМЕР И НОМИНАЛЬНАЯ СТОИМОСТЬ ДОЛИ КАЖДОГО ИЗ УЧРЕДИТЕЛЕЙ ОБЩЕСТВА</text:span><text:span text:style-name="T54"> </text:span></text:p>
      <text:p text:style-name="P55">3.1. Уставный капитал общества составляется из номинальной стоимости долей его участников и составляет 30 000 руб. </text:p>
      <text:p text:style-name="P56">3.2. Размер доли<text:s/>участников общества в уставном капитале составляет: </text:p>
      <text:list text:style-name="LFO2" text:continue-numbering="true">
        <text:list-item>
          <text:p text:style-name="P57">Шкельдина C.В. - доля в размере 33,33%, номинальной стоимостью 10 000руб.; </text:p>
        </text:list-item>
        <text:list-item>
          <text:p text:style-name="P58">Райляну Б.Ю. - доля в размере 33,33%, номинальной стоимостью 10 000 руб; </text:p>
        </text:list-item>
        <text:list-item>
          <text:p text:style-name="P59">Комаров А.Д.- доля в размере 33,33%, номинальной стоимостью 10 000 руб;  </text:p>
        </text:list-item>
        <text:list-item>
          <text:p text:style-name="P60"><text:span text:style-name="T61">4.</text:span><text:span text:style-name="T62"><text:s/></text:span><text:span text:style-name="T63">РАЗМЕР, ПОРЯДОК И СРОКИ ОПЛАТЫ ДОЛЕЙ В УСТАВНОМ КАПИТАЛЕ ОБЩЕСТВА </text:span></text:p>
        </text:list-item>
      </text:list>
      <text:p text:style-name="P64">4.1. Каждый учредитель оплачивает свою долю в размере 10 000 руб., из которых 5 000 (пять тысяч) руб. идет на формирование уставного капитала общества. Оставшаяся сумма в размере 5 000 (пяти тысяч) руб. идет на формирование имущества общества. </text:p>
      <text:p text:style-name="P65">4.2. Доли оплачиваются Учредителями денежными средствами в полном размере. </text:p>
      <text:p text:style-name="P66">4.3. Участники обязуются оплатить доли в течение 4 месяцев с момента регистрации ООО. </text:p>
      <text:p text:style-name="P67"><text:span text:style-name="T68">5.</text:span><text:span text:style-name="T69"><text:s/></text:span><text:span text:style-name="T70">ОТВЕТСТВЕН</text:span><text:span text:style-name="T71">НОСТЬ УЧРЕДИТЕЛЕЙ</text:span><text:span text:style-name="T72"> </text:span></text:p>
      <text:p text:style-name="P73">5.1. Учредители несут ответственность за неисполнение или ненадлежащее исполнение обязанностей, предусмотренных настоящим договором. В частности, за неосуществление совместных действий по учреждению общества, предусмотренных п. 2.1 настоящего договора, или нарушению сроков их осуществления. </text:p>
      <text:p text:style-name="P74">5.2. Учредители несут ответственность за неоплату доли в порядке и сроки, предусмотренные п. п. 4.3. настоящего договора. </text:p>
      <text:p text:style-name="P75"><text:span text:style-name="T76">6.<text:s/></text:span><text:span text:style-name="T77">РАССМОТРЕНИЕ СПОРОВ</text:span><text:span text:style-name="T78"> </text:span></text:p>
      <text:p text:style-name="P79">6.1. Учредители обязаны прилагать все усилия к тому,<text:s/>чтобы путем переговоров решать все разногласия и споры, которые могут возникнуть в связи с исполнением настоящего договора. </text:p>
      <text:p text:style-name="P80">6.2. Споры и разногласия, которые невозможно решить путем переговоров, решаются в судебном порядке в соответствии с действующим законодательством Российской Федерации. </text:p>
      <text:p text:style-name="P81">7. ЗАКЛЮЧИТЕЛЬНЫЕ ПОЛОЖЕНИЯ </text:p>
      <text:p text:style-name="P82">7.1. Настоящий договор вступает в силу с даты его подписания Учредителями. </text:p>
      <text:p text:style-name="P83">7.2. Все изменения и дополнения к настоящему договору составляются в письменной форме в порядке, установленном законодательством Российской Федерации. </text:p>
      <text:p text:style-name="P84">7.3. Во всем, что не предусмотрено настоящим договором, Учредители руководствуются действующим законодательством Российской Федерации. </text:p>
      <text:p text:style-name="P85">7.4. Настоящий договор составлен в 3 экземплярах, имеющих равную юридическую силу, и подлежит хранению обществом. </text:p>
      <text:p text:style-name="P86">ПОДПИСИ УЧРЕДИТЕЛЕЙ: </text:p>
      <text:p text:style-name="P87"><text:span text:style-name="T88">Шкельдина Софья Вадимовна <text:s text:c="68"/></text:span><text:span text:style-name="T89"><text:s/>Шкельдина <text:s text:c="9"/></text:span><text:span text:style-name="T90"><text:s text:c="58"/></text:span></text:p>
      <text:p text:style-name="P91"><text:span text:style-name="T92"><text:s/>Богдан Юрьевич <text:s/></text:span><text:span text:style-name="T93">Райляну  <text:s text:c="78"/></text:span><text:span text:style-name="T94">Райляну<text:s/></text:span><text:span text:style-name="T95"><text:s text:c="66"/></text:span></text:p>
      <text:p text:style-name="P96"><text:span text:style-name="T97"> </text:span><text:span text:style-name="T98">Комаров Артём Дмитриевич <text:s text:c="68"/></text:span><text:span text:style-name="T99"><text:s text:c="7"/></text:span><text:span text:style-name="T100">Комаров</text:span></text:p>
      <text:p text:style-name="P101"><text:span text:style-name="T102"> </text:span></text:p>
      <text:p text:style-name="P103"><text:span text:style-name="T104"> </text:span></text:p>
      <text:p text:style-name="P105"><text:span text:style-name="T106"> </text:span></text:p>
      <text:p text:style-name="P1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Times New Roman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OpenSymbol" style:font-name-complex="OpenSymbol"/>
    </style:style>
    <style:style style:name="WW_CharLFO1LVL2" style:family="text">
      <style:text-properties style:font-name="Times New Roman" style:font-name-asian="OpenSymbol" style:font-name-complex="OpenSymbol"/>
    </style:style>
    <style:style style:name="WW_CharLFO1LVL3" style:family="text">
      <style:text-properties style:font-name="Times New Roman" style:font-name-asian="OpenSymbol" style:font-name-complex="OpenSymbol"/>
    </style:style>
    <style:style style:name="WW_CharLFO1LVL4" style:family="text">
      <style:text-properties style:font-name="Times New Roman" style:font-name-asian="OpenSymbol" style:font-name-complex="OpenSymbol"/>
    </style:style>
    <style:style style:name="WW_CharLFO1LVL5" style:family="text">
      <style:text-properties style:font-name="Times New Roman" style:font-name-asian="OpenSymbol" style:font-name-complex="OpenSymbol"/>
    </style:style>
    <style:style style:name="WW_CharLFO1LVL6" style:family="text">
      <style:text-properties style:font-name="Times New Roman" style:font-name-asian="OpenSymbol" style:font-name-complex="OpenSymbol"/>
    </style:style>
    <style:style style:name="WW_CharLFO1LVL7" style:family="text">
      <style:text-properties style:font-name="Times New Roman" style:font-name-asian="OpenSymbol" style:font-name-complex="OpenSymbol"/>
    </style:style>
    <style:style style:name="WW_CharLFO1LVL8" style:family="text">
      <style:text-properties style:font-name="Times New Roman" style:font-name-asian="OpenSymbol" style:font-name-complex="OpenSymbol"/>
    </style:style>
    <style:style style:name="WW_CharLFO1LVL9" style:family="text">
      <style:text-properties style:font-name="Times New Roman" style:font-name-asian="OpenSymbol" style:font-name-complex="OpenSymbol"/>
    </style:style>
    <style:style style:name="WW_CharLFO2LVL1" style:family="text">
      <style:text-properties style:font-name="Times New Roman" style:font-name-asian="OpenSymbol" style:font-name-complex="OpenSymbol"/>
    </style:style>
    <style:style style:name="WW_CharLFO2LVL2" style:family="text">
      <style:text-properties style:font-name="Times New Roman" style:font-name-asian="OpenSymbol" style:font-name-complex="OpenSymbol"/>
    </style:style>
    <style:style style:name="WW_CharLFO2LVL3" style:family="text">
      <style:text-properties style:font-name="Times New Roman" style:font-name-asian="OpenSymbol" style:font-name-complex="OpenSymbol"/>
    </style:style>
    <style:style style:name="WW_CharLFO2LVL4" style:family="text">
      <style:text-properties style:font-name="Times New Roman" style:font-name-asian="OpenSymbol" style:font-name-complex="OpenSymbol"/>
    </style:style>
    <style:style style:name="WW_CharLFO2LVL5" style:family="text">
      <style:text-properties style:font-name="Times New Roman" style:font-name-asian="OpenSymbol" style:font-name-complex="OpenSymbol"/>
    </style:style>
    <style:style style:name="WW_CharLFO2LVL6" style:family="text">
      <style:text-properties style:font-name="Times New Roman" style:font-name-asian="OpenSymbol" style:font-name-complex="OpenSymbol"/>
    </style:style>
    <style:style style:name="WW_CharLFO2LVL7" style:family="text">
      <style:text-properties style:font-name="Times New Roman" style:font-name-asian="OpenSymbol" style:font-name-complex="OpenSymbol"/>
    </style:style>
    <style:style style:name="WW_CharLFO2LVL8" style:family="text">
      <style:text-properties style:font-name="Times New Roman" style:font-name-asian="OpenSymbol" style:font-name-complex="OpenSymbol"/>
    </style:style>
    <style:style style:name="WW_CharLFO2LVL9" style:family="text">
      <style:text-properties style:font-name="Times New Roman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Times New Roman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Times New Roman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Times New Roman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Times New Roman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Times New Roman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Times New Roman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Times New Roman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Times New Roman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Times New Roman"/>
      </text:list-level-style-bullet>
    </text:list-style>
    <text:list-style style:name="LFO2">
      <text:list-level-style-bullet text:level="1" text:style-name="WW_CharLFO2LVL1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Times New Roman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Times New Roman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Times New Roman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Times New Roman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Times New Roman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Times New Roman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Times New Roman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Times New Roman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Times New Roman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mept</dc:creator>
    <meta:creation-date>2017-10-20T23:40:00Z</meta:creation-date>
    <dc:date>2022-11-02T07:28:00Z</dc:date>
    <meta:template xlink:href="Normal" xlink:type="simple"/>
    <meta:editing-cycles>9</meta:editing-cycles>
    <meta:editing-duration>PT1200S</meta:editing-duration>
    <meta:document-statistic meta:page-count="1" meta:paragraph-count="10" meta:word-count="782" meta:character-count="5233" meta:row-count="37" meta:non-whitespace-character-count="4461"/>
  </office:meta>
</office:document-meta>
</file>